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173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gr1" style:family="graphic">
      <style:graphic-properties draw:stroke="none" draw:fill="none" draw:fill-color="#729fcf" draw:textarea-horizontal-align="center" draw:textarea-vertical-align="middle" draw:ole-draw-aspect="1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1.82pt" svg:height="273.15pt" svg:x="304.02pt" svg:y="1.53pt">
            <draw:object draw:notify-on-update-of-ranges="Sheet1.C1:Sheet1.C16 Sheet1.B1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zholeg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[.A1]; &quot; (&quot;; [.B1]; &quot;)&quot;)" office:value-type="string" office:string-value="zholeg (40)" calcext:value-type="string">
            <text:p>zholeg (40)</text:p>
          </table:table-cell>
        </table:table-row>
        <table:table-row table:style-name="ro1">
          <table:table-cell office:value-type="string" calcext:value-type="string">
            <text:p>Mixeys</text:p>
          </table:table-cell>
          <table:table-cell table:style-name="ce1" office:value-type="float" office:value="36" calcext:value-type="float">
            <text:p>36</text:p>
          </table:table-cell>
          <table:table-cell table:formula="of:=COM.MICROSOFT.CONCAT([.A2]; &quot; (&quot;; [.B2]; &quot;)&quot;)" office:value-type="string" office:string-value="Mixeys (36)" calcext:value-type="string">
            <text:p>Mixeys (36)</text:p>
          </table:table-cell>
        </table:table-row>
        <table:table-row table:style-name="ro1">
          <table:table-cell office:value-type="string" calcext:value-type="string">
            <text:p>kuznetsoff.vl@gmail.com</text:p>
          </table:table-cell>
          <table:table-cell table:style-name="ce1" office:value-type="float" office:value="34" calcext:value-type="float">
            <text:p>34</text:p>
          </table:table-cell>
          <table:table-cell table:formula="of:=COM.MICROSOFT.CONCAT([.A3]; &quot; (&quot;; [.B3]; &quot;)&quot;)" office:value-type="string" office:string-value="kuznetsoff.vl@gmail.com (34)" calcext:value-type="string">
            <text:p>kuznetsoff.vl@gmail.com (34)</text:p>
          </table:table-cell>
        </table:table-row>
        <table:table-row table:style-name="ro1">
          <table:table-cell office:value-type="string" calcext:value-type="string">
            <text:p>Hanzxz</text:p>
          </table:table-cell>
          <table:table-cell office:value-type="float" office:value="31" calcext:value-type="float">
            <text:p>31</text:p>
          </table:table-cell>
          <table:table-cell table:formula="of:=COM.MICROSOFT.CONCAT([.A4]; &quot; (&quot;; [.B4]; &quot;)&quot;)" office:value-type="string" office:string-value="Hanzxz (31)" calcext:value-type="string">
            <text:p>Hanzxz (31)</text:p>
          </table:table-cell>
        </table:table-row>
        <table:table-row table:style-name="ro1">
          <table:table-cell office:value-type="string" calcext:value-type="string">
            <text:p>Tim11</text:p>
          </table:table-cell>
          <table:table-cell office:value-type="float" office:value="24" calcext:value-type="float">
            <text:p>24</text:p>
          </table:table-cell>
          <table:table-cell table:formula="of:=COM.MICROSOFT.CONCAT([.A5]; &quot; (&quot;; [.B5]; &quot;)&quot;)" office:value-type="string" office:string-value="Tim11 (24)" calcext:value-type="string">
            <text:p>Tim11 (24)</text:p>
          </table:table-cell>
        </table:table-row>
        <table:table-row table:style-name="ro1">
          <table:table-cell office:value-type="string" calcext:value-type="string">
            <text:p>ayentis</text:p>
          </table:table-cell>
          <table:table-cell office:value-type="float" office:value="20" calcext:value-type="float">
            <text:p>20</text:p>
          </table:table-cell>
          <table:table-cell table:formula="of:=COM.MICROSOFT.CONCAT([.A6]; &quot; (&quot;; [.B6]; &quot;)&quot;)" office:value-type="string" office:string-value="ayentis (20)" calcext:value-type="string">
            <text:p>ayentis (20)</text:p>
          </table:table-cell>
        </table:table-row>
        <table:table-row table:style-name="ro1">
          <table:table-cell office:value-type="string" calcext:value-type="string">
            <text:p>sunnymay</text:p>
          </table:table-cell>
          <table:table-cell office:value-type="float" office:value="18" calcext:value-type="float">
            <text:p>18</text:p>
          </table:table-cell>
          <table:table-cell table:formula="of:=COM.MICROSOFT.CONCAT([.A7]; &quot; (&quot;; [.B7]; &quot;)&quot;)" office:value-type="string" office:string-value="sunnymay (18)" calcext:value-type="string">
            <text:p>sunnymay (18)</text:p>
          </table:table-cell>
        </table:table-row>
        <table:table-row table:style-name="ro1">
          <table:table-cell office:value-type="string" calcext:value-type="string">
            <text:p>rocker-max</text:p>
          </table:table-cell>
          <table:table-cell office:value-type="float" office:value="16" calcext:value-type="float">
            <text:p>16</text:p>
          </table:table-cell>
          <table:table-cell table:formula="of:=COM.MICROSOFT.CONCAT([.A8]; &quot; (&quot;; [.B8]; &quot;)&quot;)" office:value-type="string" office:string-value="rocker-max (16)" calcext:value-type="string">
            <text:p>rocker-max (16)</text:p>
          </table:table-cell>
        </table:table-row>
        <table:table-row table:style-name="ro1">
          <table:table-cell office:value-type="string" calcext:value-type="string">
            <text:p>AntoninaP</text:p>
          </table:table-cell>
          <table:table-cell office:value-type="float" office:value="14" calcext:value-type="float">
            <text:p>14</text:p>
          </table:table-cell>
          <table:table-cell table:formula="of:=COM.MICROSOFT.CONCAT([.A9]; &quot; (&quot;; [.B9]; &quot;)&quot;)" office:value-type="string" office:string-value="AntoninaP (14)" calcext:value-type="string">
            <text:p>AntoninaP (14)</text:p>
          </table:table-cell>
        </table:table-row>
        <table:table-row table:style-name="ro1">
          <table:table-cell office:value-type="string" calcext:value-type="string">
            <text:p>vitman777</text:p>
          </table:table-cell>
          <table:table-cell office:value-type="float" office:value="13" calcext:value-type="float">
            <text:p>13</text:p>
          </table:table-cell>
          <table:table-cell table:formula="of:=COM.MICROSOFT.CONCAT([.A10]; &quot; (&quot;; [.B10]; &quot;)&quot;)" office:value-type="string" office:string-value="vitman777 (13)" calcext:value-type="string">
            <text:p>vitman777 (13)</text:p>
          </table:table-cell>
        </table:table-row>
        <table:table-row table:style-name="ro1">
          <table:table-cell office:value-type="string" calcext:value-type="string">
            <text:p>VasDK</text:p>
          </table:table-cell>
          <table:table-cell office:value-type="float" office:value="11" calcext:value-type="float">
            <text:p>11</text:p>
          </table:table-cell>
          <table:table-cell table:formula="of:=COM.MICROSOFT.CONCAT([.A11]; &quot; (&quot;; [.B11]; &quot;)&quot;)" office:value-type="string" office:string-value="VasDK (11)" calcext:value-type="string">
            <text:p>VasDK (11)</text:p>
          </table:table-cell>
        </table:table-row>
        <table:table-row table:style-name="ro1">
          <table:table-cell office:value-type="string" calcext:value-type="string">
            <text:p>AnatoliiMazur</text:p>
          </table:table-cell>
          <table:table-cell office:value-type="float" office:value="10" calcext:value-type="float">
            <text:p>10</text:p>
          </table:table-cell>
          <table:table-cell table:formula="of:=COM.MICROSOFT.CONCAT([.A12]; &quot; (&quot;; [.B12]; &quot;)&quot;)" office:value-type="string" office:string-value="AnatoliiMazur (10)" calcext:value-type="string">
            <text:p>AnatoliiMazur (10)</text:p>
          </table:table-cell>
        </table:table-row>
        <table:table-row table:style-name="ro1">
          <table:table-cell office:value-type="string" calcext:value-type="string">
            <text:p>tterehov</text:p>
          </table:table-cell>
          <table:table-cell office:value-type="float" office:value="6" calcext:value-type="float">
            <text:p>6</text:p>
          </table:table-cell>
          <table:table-cell table:formula="of:=COM.MICROSOFT.CONCAT([.A13]; &quot; (&quot;; [.B13]; &quot;)&quot;)" office:value-type="string" office:string-value="tterehov (6)" calcext:value-type="string">
            <text:p>tterehov (6)</text:p>
          </table:table-cell>
        </table:table-row>
        <table:table-row table:style-name="ro1">
          <table:table-cell office:value-type="string" calcext:value-type="string">
            <text:p>MrSnakeshot</text:p>
          </table:table-cell>
          <table:table-cell office:value-type="float" office:value="1" calcext:value-type="float">
            <text:p>1</text:p>
          </table:table-cell>
          <table:table-cell table:formula="of:=COM.MICROSOFT.CONCAT([.A14]; &quot; (&quot;; [.B14]; &quot;)&quot;)" office:value-type="string" office:string-value="MrSnakeshot (1)" calcext:value-type="string">
            <text:p>MrSnakeshot (1)</text:p>
          </table:table-cell>
        </table:table-row>
        <table:table-row table:style-name="ro1">
          <table:table-cell office:value-type="string" calcext:value-type="string">
            <text:p>Bulavkin</text:p>
          </table:table-cell>
          <table:table-cell office:value-type="float" office:value="0" calcext:value-type="float">
            <text:p>0</text:p>
          </table:table-cell>
          <table:table-cell table:formula="of:=COM.MICROSOFT.CONCAT([.A15]; &quot; (&quot;; [.B15]; &quot;)&quot;)" office:value-type="string" office:string-value="Bulavkin (0)" calcext:value-type="string">
            <text:p>Bulavkin (0)</text:p>
          </table:table-cell>
        </table:table-row>
        <table:table-row table:style-name="ro1">
          <table:table-cell office:value-type="string" calcext:value-type="string">
            <text:p>Ivan Pachesnyi</text:p>
          </table:table-cell>
          <table:table-cell office:value-type="float" office:value="0" calcext:value-type="float">
            <text:p>0</text:p>
          </table:table-cell>
          <table:table-cell table:formula="of:=COM.MICROSOFT.CONCAT([.A16]; &quot; (&quot;; [.B16]; &quot;)&quot;)" office:value-type="string" office:string-value="Ivan Pachesnyi (0)" calcext:value-type="string">
            <text:p>Ivan Pachesnyi (0)</text:p>
          </table:table-cell>
        </table:table-row>
        <table:table-row table:style-name="ro2" table:number-rows-repeated="9"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1:07:29.434114530</meta:creation-date>
    <dc:date>2018-03-23T22:38:08.212243841</dc:date>
    <meta:editing-duration>PT49M4S</meta:editing-duration>
    <meta:editing-cycles>3</meta:editing-cycles>
    <meta:generator>LibreOffice/5.4.5.1$Linux_X86_64 LibreOffice_project/40m0$Build-1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gap-width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svg:stroke-width="0.051cm" svg:stroke-color="#21409a" svg:stroke-opacity="75%" draw:fill-color="#004586" draw:opacity="50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43cm" svg:height="9.637cm" xlink:href=".." xlink:type="simple" chart:class="chart:bar" chart:style-name="ch1">
        <chart:plot-area chart:style-name="ch2" table:cell-range-address="Sheet1.B1:Sheet1.C16" chart:data-source-has-labels="column" svg:x="0.466cm" svg:y="0.383cm" svg:width="22.362cm" svg:height="9.15cm">
          <chartooo:coordinate-region svg:x="6.353cm" svg:y="0.383cm" svg:width="16.288cm" svg:height="8.503cm"/>
          <chart:axis chart:dimension="x" chart:name="primary-x" chart:style-name="ch3" chartooo:axis-type="auto">
            <chartooo:date-scale/>
            <chart:categories table:cell-range-address="Sheet1.C1:Shee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" chart:class="chart:bar">
            <chart:data-point chart:style-name="ch7" chart:repeated="2"/>
            <chart:data-point chart:repeated="2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zholeg (40)</text:p>
                <draw:g>
                  <svg:desc>Sheet1.C1:Sheet1.C16</svg:desc>
                </draw:g>
              </table:table-cell>
              <table:table-cell office:value-type="float" office:value="40">
                <text:p>40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Mixeys (36)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kuznetsoff.vl@gmail.com (34)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anzxz (31)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im11 (24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yentis (20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nymay (18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cker-max (16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ntoninaP (14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vitman777 (13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asDK (11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toliiMazur (1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terehov (6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rSnakeshot (1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lavkin (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van Pachesnyi (0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